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Count.setProperty( String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Count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Count.setWhen( Comparis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Count.setRefid( Reference 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urceCount.setCount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Count.eva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urceCount.add( ResourceCollection 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